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8d0" officeooo:paragraph-rsid="0010c8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frtghbh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52:57.498403463</meta:creation-date>
    <dc:date>2019-03-15T19:53:14.433933656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5.1.6.2$Linux_X86_64 LibreOffice_project/10m0$Build-2</meta:generator>
  </office:meta>
</office:document-meta>
</file>